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0.0102in"/>
          <style:tab-stop style:position="1.0209in"/>
          <style:tab-stop style:position="3.5209in"/>
          <style:tab-stop style:position="3.8228in"/>
          <style:tab-stop style:position="3.8543in"/>
        </style:tab-stops>
      </style:paragraph-properties>
    </style:style>
    <style:style style:name="P3" style:family="paragraph" style:parent-style-name="Standard" style:list-style-name="L6">
      <style:paragraph-properties fo:text-align="start" style:justify-single-word="false">
        <style:tab-stops>
          <style:tab-stop style:position="0.0102in"/>
          <style:tab-stop style:position="1.0209in"/>
          <style:tab-stop style:position="3.5209in"/>
          <style:tab-stop style:position="3.8228in"/>
          <style:tab-stop style:position="3.8543in"/>
        </style:tab-stops>
      </style:paragraph-properties>
    </style:style>
    <style:style style:name="P4" style:family="paragraph" style:parent-style-name="Standard" style:list-style-name="L7">
      <style:paragraph-properties fo:text-align="start" style:justify-single-word="false">
        <style:tab-stops>
          <style:tab-stop style:position="0.0102in"/>
          <style:tab-stop style:position="1.0209in"/>
          <style:tab-stop style:position="3.5209in"/>
          <style:tab-stop style:position="3.8228in"/>
          <style:tab-stop style:position="3.8543in"/>
        </style:tab-stops>
      </style:paragraph-properties>
    </style:style>
    <style:style style:name="P5" style:family="paragraph" style:parent-style-name="Standard" style:list-style-name="L11">
      <style:paragraph-properties fo:text-align="start" style:justify-single-word="false">
        <style:tab-stops>
          <style:tab-stop style:position="0.0102in"/>
          <style:tab-stop style:position="1.0209in"/>
          <style:tab-stop style:position="3.5209in"/>
          <style:tab-stop style:position="3.8228in"/>
          <style:tab-stop style:position="3.8543in"/>
        </style:tab-stops>
      </style:paragraph-properties>
    </style:style>
    <style:style style:name="P6" style:family="paragraph" style:parent-style-name="Standard" style:list-style-name="L12">
      <style:paragraph-properties fo:text-align="start" style:justify-single-word="false">
        <style:tab-stops>
          <style:tab-stop style:position="0.0102in"/>
          <style:tab-stop style:position="1.0209in"/>
          <style:tab-stop style:position="3.5209in"/>
          <style:tab-stop style:position="3.8228in"/>
          <style:tab-stop style:position="3.8543in"/>
        </style:tab-stops>
      </style:paragraph-properties>
    </style:style>
    <style:style style:name="P7" style:family="paragraph" style:parent-style-name="Standard" style:list-style-name="L13">
      <style:paragraph-properties fo:text-align="start" style:justify-single-word="false">
        <style:tab-stops>
          <style:tab-stop style:position="0.0102in"/>
          <style:tab-stop style:position="1.0209in"/>
          <style:tab-stop style:position="3.5209in"/>
          <style:tab-stop style:position="3.8228in"/>
          <style:tab-stop style:position="3.8543in"/>
        </style:tab-stops>
      </style:paragraph-properties>
    </style:style>
    <style:style style:name="P8" style:family="paragraph" style:parent-style-name="Standard" style:list-style-name="L14">
      <style:paragraph-properties fo:text-align="start" style:justify-single-word="false">
        <style:tab-stops>
          <style:tab-stop style:position="0.0102in"/>
          <style:tab-stop style:position="1.0209in"/>
          <style:tab-stop style:position="3.5209in"/>
          <style:tab-stop style:position="3.8228in"/>
          <style:tab-stop style:position="3.8543in"/>
        </style:tab-stops>
      </style:paragraph-properties>
    </style:style>
    <style:style style:name="P9" style:family="paragraph" style:parent-style-name="Standard">
      <style:paragraph-properties fo:text-align="start" style:justify-single-word="false">
        <style:tab-stops>
          <style:tab-stop style:position="0.0102in"/>
          <style:tab-stop style:position="1.0209in"/>
          <style:tab-stop style:position="3.5209in"/>
          <style:tab-stop style:position="3.8228in"/>
          <style:tab-stop style:position="3.8543in"/>
        </style:tab-stops>
      </style:paragraph-properties>
      <style:text-properties style:font-name="Times New Roman" fo:font-size="16pt" fo:font-style="normal" style:text-underline-style="solid" style:text-underline-width="auto" style:text-underline-color="font-color" fo:font-weight="bold" style:font-name-asian="Times New Roman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0.0102in"/>
          <style:tab-stop style:position="1.0209in"/>
          <style:tab-stop style:position="3.5209in"/>
          <style:tab-stop style:position="3.8228in"/>
          <style:tab-stop style:position="3.8543in"/>
        </style:tab-stops>
      </style:paragraph-properties>
      <style:text-properties style:font-name="Times New Roman" fo:font-size="16pt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1" style:family="paragraph" style:parent-style-name="Standard" style:list-style-name="L15">
      <style:paragraph-properties fo:text-align="start" style:justify-single-word="false">
        <style:tab-stops>
          <style:tab-stop style:position="0.0102in"/>
          <style:tab-stop style:position="1.0209in"/>
          <style:tab-stop style:position="3.5209in"/>
          <style:tab-stop style:position="3.8228in"/>
          <style:tab-stop style:position="3.8543in"/>
        </style:tab-stops>
      </style:paragraph-properties>
      <style:text-properties style:font-name="Times New Roman" fo:font-size="16pt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2" style:family="paragraph" style:parent-style-name="Standard" style:list-style-name="L16">
      <style:paragraph-properties fo:text-align="start" style:justify-single-word="false">
        <style:tab-stops>
          <style:tab-stop style:position="0.0102in"/>
          <style:tab-stop style:position="1.0209in"/>
          <style:tab-stop style:position="3.5209in"/>
          <style:tab-stop style:position="3.8228in"/>
          <style:tab-stop style:position="3.8543in"/>
        </style:tab-stops>
      </style:paragraph-properties>
      <style:text-properties style:font-name="Times New Roman" fo:font-size="16pt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5" style:family="paragraph" style:parent-style-name="Standard">
      <style:paragraph-properties fo:margin-left="-0.7917in" fo:margin-right="0in" fo:text-align="center" style:justify-single-word="false" fo:text-indent="0in" style:auto-text-indent="false"/>
      <style:text-properties style:text-underline-style="none" fo:font-weight="bold" style:font-weight-asian="bold" style:font-weight-complex="bold"/>
    </style:style>
    <style:style style:name="P16" style:family="paragraph" style:parent-style-name="Standard">
      <style:paragraph-properties fo:margin-left="0in" fo:margin-right="-0.7811in" fo:text-align="start" style:justify-single-word="false" fo:text-indent="0in" style:auto-text-indent="false">
        <style:tab-stops>
          <style:tab-stop style:position="0.0102in"/>
          <style:tab-stop style:position="1.0209in"/>
          <style:tab-stop style:position="3.5209in"/>
          <style:tab-stop style:position="3.8228in"/>
          <style:tab-stop style:position="3.8543in"/>
        </style:tab-stops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style:font-name="Times New Roman" fo:font-size="16pt" fo:font-style="normal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4" style:family="text">
      <style:text-properties style:font-name="Times New Roman" fo:font-size="16pt" fo:font-style="normal" fo:font-weight="bold" style:font-name-asian="Times New Roman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" style:family="text">
      <style:text-properties style:font-name="Times New Roman" fo:font-size="16pt" fo:font-style="normal" style:font-name-asian="Times New Roman" style:font-size-asian="16pt" style:font-style-asian="normal" style:font-name-complex="Times New Roman" style:font-size-complex="16pt" style:font-style-complex="normal"/>
    </style:style>
    <style:style style:name="T6" style:family="text">
      <style:text-properties style:font-name="Times New Roman" fo:font-size="16pt" fo:font-style="normal" style:text-underline-style="solid" style:text-underline-width="auto" style:text-underline-color="font-color" style:font-name-asian="Times New Roman" style:font-size-asian="16pt" style:font-style-asian="normal" style:font-name-complex="Times New Roman" style:font-size-complex="16pt" style:font-style-complex="normal"/>
    </style:style>
    <style:style style:name="T7" style:family="text">
      <style:text-properties style:font-name="Times New Roman" fo:font-size="16pt" fo:font-style="normal" style:text-underline-style="solid" style:text-underline-width="auto" style:text-underline-color="font-color" fo:font-weight="bold" style:font-name-asian="Times New Roman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8" style:family="text">
      <style:text-properties style:font-name="Times New Roman" fo:font-size="16pt" fo:font-style="normal" style:text-underline-style="none" fo:font-weight="bold" style:font-name-asian="Times New Roman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9" style:family="text">
      <style:text-properties style:font-name="Times New Roman" fo:font-size="16pt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25in" fo:margin-left="-2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fo:text-indent="-0.25in" fo:margin-left="-2.2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fo:text-indent="-0.25in" fo:margin-left="-2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fo:text-indent="-0.25in" fo:margin-left="-1.7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fo:text-indent="-0.25in" fo:margin-left="-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fo:text-indent="-0.25in" fo:margin-left="-1.2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fo:text-indent="-0.25in" fo:margin-left="-1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fo:text-indent="-0.25in" fo:margin-left="-0.7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fo:text-indent="-0.25in" fo:margin-left="-0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fo:text-indent="-0.25in" fo:margin-left="-0.2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09in" fo:text-indent="-0.25in" fo:margin-left="1.52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709in" fo:text-indent="-0.25in" fo:margin-left="1.77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209in" fo:text-indent="-0.25in" fo:margin-left="2.02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709in" fo:text-indent="-0.25in" fo:margin-left="2.27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209in" fo:text-indent="-0.25in" fo:margin-left="2.52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709in" fo:text-indent="-0.25in" fo:margin-left="2.77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209in" fo:text-indent="-0.25in" fo:margin-left="3.02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709in" fo:text-indent="-0.25in" fo:margin-left="3.27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209in" fo:text-indent="-0.25in" fo:margin-left="3.52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709in" fo:text-indent="-0.25in" fo:margin-left="3.7709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02in" fo:text-indent="-0.25in" fo:margin-left="0.51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602in" fo:text-indent="-0.25in" fo:margin-left="0.76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102in" fo:text-indent="-0.25in" fo:margin-left="1.01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602in" fo:text-indent="-0.25in" fo:margin-left="1.26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102in" fo:text-indent="-0.25in" fo:margin-left="1.51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602in" fo:text-indent="-0.25in" fo:margin-left="1.76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102in" fo:text-indent="-0.25in" fo:margin-left="2.01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602in" fo:text-indent="-0.25in" fo:margin-left="2.26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102in" fo:text-indent="-0.25in" fo:margin-left="2.51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602in" fo:text-indent="-0.25in" fo:margin-left="2.7602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02in" fo:text-indent="-0.25in" fo:margin-left="0.51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602in" fo:text-indent="-0.25in" fo:margin-left="0.76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102in" fo:text-indent="-0.25in" fo:margin-left="1.01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602in" fo:text-indent="-0.25in" fo:margin-left="1.26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102in" fo:text-indent="-0.25in" fo:margin-left="1.51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602in" fo:text-indent="-0.25in" fo:margin-left="1.76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102in" fo:text-indent="-0.25in" fo:margin-left="2.01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602in" fo:text-indent="-0.25in" fo:margin-left="2.26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102in" fo:text-indent="-0.25in" fo:margin-left="2.51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602in" fo:text-indent="-0.25in" fo:margin-left="2.7602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02in" fo:text-indent="-0.25in" fo:margin-left="0.51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602in" fo:text-indent="-0.25in" fo:margin-left="0.76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102in" fo:text-indent="-0.25in" fo:margin-left="1.01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602in" fo:text-indent="-0.25in" fo:margin-left="1.26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102in" fo:text-indent="-0.25in" fo:margin-left="1.51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602in" fo:text-indent="-0.25in" fo:margin-left="1.76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102in" fo:text-indent="-0.25in" fo:margin-left="2.01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602in" fo:text-indent="-0.25in" fo:margin-left="2.26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102in" fo:text-indent="-0.25in" fo:margin-left="2.51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602in" fo:text-indent="-0.25in" fo:margin-left="2.76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RM(CUSTOMER <text:s text:c="2"/>RELATIONSHIP <text:s text:c="2"/>MANAGEMENT) </text:span></text:p>
      <text:p text:style-name="P14"><text:span text:style-name="T6"/></text:p>
      <text:p text:style-name="P13"><text:span text:style-name="T5"/></text:p>
      <text:p text:style-name="P16"><text:span text:style-name="T7">What is PMSM </text:span></text:p>
      <text:p text:style-name="P16"><text:span text:style-name="T7"/></text:p>
      <text:list xml:id="list2628250604787108020" text:style-name="L6">
        <text:list-item>
          <text:p text:style-name="P3"><text:span text:style-name="T9">Full form of </text:span><text:span text:style-name="T8">PMSM</text:span><text:span text:style-name="T9"> is (</text:span><text:span text:style-name="T5">Personal Monitoring Service Management)</text:span></text:p>
        </text:list-item>
        <text:list-item>
          <text:p text:style-name="P3"><text:span text:style-name="Strong_20_Emphasis"><text:span text:style-name="T4">PMSM</text:span></text:span><text:span text:style-name="T4"> </text:span><text:span text:style-name="T3">refers to a system or framework designed to </text:span><text:span text:style-name="Strong_20_Emphasis"><text:span text:style-name="T3">monitor, manage, and support individual customers </text:span></text:span></text:p>
        </text:list-item>
        <text:list-item>
          <text:p text:style-name="P3"><text:span text:style-name="Strong_20_Emphasis"><text:span text:style-name="T3">It is typically used in service-based industries—such as healthcare, telecom, IT services, security, or customer support .</text:span></text:span></text:p>
          <text:p text:style-name="P3"><text:span text:style-name="Strong_20_Emphasis"><text:span text:style-name="T3"/></text:span></text:p>
        </text:list-item>
      </text:list>
      <text:p text:style-name="P2"><text:span text:style-name="Strong_20_Emphasis"><text:span text:style-name="T7">Customer Raises Issue</text:span></text:span></text:p>
      <text:p text:style-name="P2"><text:span text:style-name="Strong_20_Emphasis"><text:span text:style-name="T7"/></text:span></text:p>
      <text:list xml:id="list5216970905091727741" text:style-name="L7">
        <text:list-item>
          <text:p text:style-name="P4"><text:span text:style-name="Strong_20_Emphasis"><text:span text:style-name="T9">After that Customer will raises the issues <text:s/>and facing the problems like Service not working , Product defects, Billing errors.</text:span></text:span></text:p>
        </text:list-item>
        <text:list-item>
          <text:p text:style-name="P4"><text:span text:style-name="Strong_20_Emphasis"><text:span text:style-name="T9">And the issue will sent to the Support /Technical team.</text:span></text:span></text:p>
        </text:list-item>
      </text:list>
      <text:p text:style-name="P2"><text:span text:style-name="Strong_20_Emphasis"><text:span text:style-name="T9"/></text:span></text:p>
      <text:p text:style-name="P2"><text:span text:style-name="Strong_20_Emphasis"><text:span text:style-name="T7">USERS ACCEPTANCE TESTING</text:span></text:span></text:p>
      <text:p text:style-name="P2"><text:span text:style-name="Strong_20_Emphasis"><text:span text:style-name="T7"/></text:span></text:p>
      <text:list xml:id="list7181716657518621177" text:style-name="L11">
        <text:list-item>
          <text:p text:style-name="P5"><text:span text:style-name="Strong_20_Emphasis"><text:span text:style-name="T9">Here 50 users will test the customer product <text:s/>from the own customer place.</text:span></text:span></text:p>
        </text:list-item>
        <text:list-item>
          <text:p text:style-name="P5"><text:span text:style-name="Strong_20_Emphasis"><text:span text:style-name="T9">And if issues is valid . The process will continues and ticket is created </text:span></text:span></text:p>
        </text:list-item>
        <text:list-item>
          <text:p text:style-name="P5"><text:span text:style-name="Strong_20_Emphasis"><text:span text:style-name="T9">In case it is invalid Ticket is closed <text:s/>and notify to the customer <text:s/></text:span></text:span></text:p>
        </text:list-item>
      </text:list>
      <text:p text:style-name="P2"><text:span text:style-name="Strong_20_Emphasis"><text:span text:style-name="T7"/></text:span></text:p>
      <text:p text:style-name="P2"><text:span text:style-name="Strong_20_Emphasis"><text:span text:style-name="T7">REQUIREMENT COLLECTION</text:span></text:span></text:p>
      <text:p text:style-name="P2"><text:span text:style-name="Strong_20_Emphasis"><text:span text:style-name="T7"/></text:span></text:p>
      <text:list xml:id="list6548925309507706070" text:style-name="L12">
        <text:list-item>
          <text:p text:style-name="P6"><text:span text:style-name="Strong_20_Emphasis"><text:span text:style-name="T9">Here Developer will do that the process of identifying, capturing, and documenting what the customer or business needs from a system or project.</text:span></text:span></text:p>
        </text:list-item>
        <text:list-item>
          <text:p text:style-name="P6"><text:span text:style-name="Strong_20_Emphasis"><text:span text:style-name="T9">Gather the all the document,report,Screenshot.</text:span></text:span></text:p>
          <text:p text:style-name="P6"><text:span text:style-name="Strong_20_Emphasis"><text:span text:style-name="T9"><text:s/></text:span></text:span></text:p>
        </text:list-item>
      </text:list>
      <text:p text:style-name="P2"><text:span text:style-name="Strong_20_Emphasis"><text:span text:style-name="T7">TICKET COLLECTION</text:span></text:span></text:p>
      <text:p text:style-name="P2"><text:span text:style-name="Strong_20_Emphasis"><text:span text:style-name="T7"/></text:span></text:p>
      <text:list xml:id="list7648592243904320780" text:style-name="L13">
        <text:list-item>
          <text:p text:style-name="P7"><text:span text:style-name="Strong_20_Emphasis"><text:span text:style-name="T9">Here Project lead will create the Job card id or ticket id .</text:span></text:span></text:p>
        </text:list-item>
        <text:list-item>
          <text:p text:style-name="P7"><text:span text:style-name="Strong_20_Emphasis"><text:span text:style-name="T9">Here id is most important one in the stages .</text:span></text:span></text:p>
        </text:list-item>
        <text:list-item>
          <text:p text:style-name="P7"><text:span text:style-name="Strong_20_Emphasis"><text:span text:style-name="T9">And Project lead will assign to the Developer.</text:span></text:span></text:p>
        </text:list-item>
      </text:list>
      <text:p text:style-name="P2"><text:span text:style-name="Strong_20_Emphasis"><text:span text:style-name="T9"/></text:span></text:p>
      <text:list xml:id="list36277295" text:continue-numbering="true" text:style-name="L13">
        <text:list-header>
          <text:p text:style-name="P7"><text:span text:style-name="Strong_20_Emphasis"><text:span text:style-name="T9"><text:s/></text:span></text:span></text:p>
        </text:list-header>
      </text:list>
      <text:p text:style-name="P2"/>
      <text:p text:style-name="P2"><text:soft-page-break/></text:p>
      <text:p text:style-name="P2"><text:span text:style-name="Strong_20_Emphasis"><text:span text:style-name="T7">Issue Fixing (Development Engineer)</text:span></text:span><text:span text:style-name="T7">Analyze issue Fix &amp; test internally</text:span><text:span text:style-name="T3"> </text:span></text:p>
      <text:p text:style-name="P2"><text:span text:style-name="T3"/></text:p>
      <text:list xml:id="list902697490311265096" text:style-name="L14">
        <text:list-item>
          <text:p text:style-name="P8"><text:span text:style-name="T3">Here the developer Understand the problem .find the root cause of defect.</text:span></text:p>
        </text:list-item>
        <text:list-item>
          <text:p text:style-name="P8"><text:span text:style-name="T3">And they will fix the issues.</text:span></text:p>
        </text:list-item>
        <text:list-item>
          <text:p text:style-name="P8"><text:span text:style-name="T3">After the DE will send the report to the Project lead </text:span></text:p>
        </text:list-item>
      </text:list>
      <text:p text:style-name="P2"><text:span text:style-name="T3"/></text:p>
      <text:p text:style-name="P9">Implementation (Project Lead) Prepare Patch Update Patch in Customer Server</text:p>
      <text:list xml:id="list1909182175444660965" text:style-name="L15">
        <text:list-item>
          <text:p text:style-name="P11">Here Project Lead will build the application</text:p>
        </text:list-item>
        <text:list-item>
          <text:p text:style-name="P11">And Project Lead will send the Application to D.E</text:p>
        </text:list-item>
        <text:list-item>
          <text:p text:style-name="P11"><text:s/>D.E will go to the customer place patch in the customer server.</text:p>
        </text:list-item>
      </text:list>
      <text:p text:style-name="P10"/>
      <text:p text:style-name="P9">Customer Validates Patch If issue resolved, ticket closed </text:p>
      <text:p text:style-name="P9"/>
      <text:list xml:id="list8151562940116532412" text:style-name="L16">
        <text:list-item>
          <text:p text:style-name="P12">If the issue is resolved ticket is close</text:p>
        </text:list-item>
        <text:list-item>
          <text:p text:style-name="P12">In case issue is not resolved. Developer will fix again.</text:p>
        </text:list-item>
      </text:list>
      <text:p text:style-name="P9"/>
      <text:p text:style-name="P10"/>
      <text:p text:style-name="P2"><text:span text:style-name="T3"/></text:p>
      <text:p text:style-name="P2"><text:span text:style-name="Strong_20_Emphasis"><text:span text:style-name="T7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T8"/></text:p>
      <text:p text:style-name="P15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957in" fo:margin-right="0.78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29T14:27:19.64</meta:creation-date>
    <meta:generator>OpenOffice/4.1.15$Win32 OpenOffice.org_project/4115m2$Build-9813</meta:generator>
    <dc:date>2025-11-29T16:01:55.70</dc:date>
    <meta:editing-duration>PT1H34M33S</meta:editing-duration>
    <meta:editing-cycles>4</meta:editing-cycles>
    <meta:document-statistic meta:table-count="0" meta:image-count="0" meta:object-count="0" meta:page-count="2" meta:paragraph-count="32" meta:word-count="311" meta:character-count="1798"/>
  </office:meta>
</office:document-meta>
</file>